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Heading_20_3">
      <style:text-properties fo:font-size="12pt" style:font-size-asian="12pt" style:font-size-complex="12pt"/>
    </style:style>
    <style:style style:name="P5" style:family="paragraph" style:parent-style-name="Heading_20_3">
      <style:text-properties fo:font-size="12pt" fo:font-weight="bold" style:font-size-asian="12pt" style:font-weight-asian="bold" style:font-size-complex="12pt" style:font-weight-complex="bold"/>
    </style:style>
    <style:style style:name="P6" style:family="paragraph" style:parent-style-name="Text_20_body">
      <style:text-properties fo:font-size="12pt" style:font-size-asian="12pt" style:font-size-complex="12pt"/>
    </style:style>
    <style:style style:name="P7" style:family="paragraph" style:parent-style-name="Text_20_body" style:list-style-name="L1">
      <style:text-properties fo:font-size="12pt" style:font-size-asian="12pt" style:font-size-complex="12pt"/>
    </style:style>
    <style:style style:name="P8" style:family="paragraph" style:parent-style-name="Text_20_body">
      <style:text-properties fo:font-weight="normal" style:font-weight-asian="normal" style:font-weight-complex="normal"/>
    </style:style>
    <style:style style:name="P9" style:family="paragraph" style:parent-style-name="Text_20_body" style:list-style-name="L3"/>
    <style:style style:name="T1" style:family="text">
      <style:text-properties fo:font-style="normal" style:font-style-asian="normal" style:font-style-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ion – Den glade piraten</text:h>
      <text:p text:style-name="P1"/>
      <text:h text:style-name="Heading_20_2" text:outline-level="2">Bakgrund och problembeskrivning</text:h>
      <text:p text:style-name="P2">Den glade piraten <text:span text:style-name="T1">är en båtklubb som hyr ut båtplatser till sina medlemmar, och har under den senaste tiden växt väldigt mycket i antalet medlemmar. Detta har skapat en mängd problem eftersom allt sköts manuellt och det blir alldeles för mycket jobb.</text:span></text:p>
      <text:p text:style-name="P3">Medlemmarna tycker att det är jobbigt att behöva kontakta kontoret varje gång de vill ändra i sina uppgifter, och att byta platser med andra medlemmar. Arbetet med hitta rätt plats för rätt båt samtidigt som båtägarna själva vill ha lite valfrihet behöver förenklas.</text:p>
      <text:p text:style-name="P3">Klubbens kassör vill också förenkla sitt arbete med att ta emot betalningar från medlemmarna, då det blir alldeles för rörigt och klubben förlorar mycket pengar då de inte kan hålla koll på vilka som betalat eller inte.</text:p>
      <text:h text:style-name="Heading_20_2" text:outline-level="2">Användargrupper</text:h>
      <text:h text:style-name="P4" text:outline-level="3">Båtklubbens medlemmar</text:h>
      <text:p text:style-name="P6">Båtägare som kanske ofta är i medelåldern och mer intresserade av friluftslivet än att använda datorer och annan teknik.</text:p>
      <text:h text:style-name="P4" text:outline-level="3">Sekreterare</text:h>
      <text:p text:style-name="P6">Anställd som troligtvis har bra datavana. Arbetar med uppgifter om medlemmar och båtar. Är mycket i kontakt med medlemmarna. </text:p>
      <text:h text:style-name="P4" text:outline-level="3">Kassör</text:h>
      <text:p text:style-name="P6">Bra datavana. Använder datorer för uträkningar och att hålla koll på ekonomin.</text:p>
      <text:h text:style-name="Heading_20_2" text:outline-level="2">Intressenter</text:h>
      <text:h text:style-name="Heading_20_2" text:outline-level="2"><text:span text:style-name="T2">Medlemsansvarig</text:span><text:span text:style-name="T3"> </text:span></text:h>
      <text:p text:style-name="Text_20_body">har ansvar för medlemsregistret.</text:p>
      <text:h text:style-name="P5" text:outline-level="3">Ekonomiansvarig</text:h>
      <text:p text:style-name="Text_20_body">har ansvar för ekonomin.</text:p>
      <text:h text:style-name="P4" text:outline-level="3">Räddningstjänsten</text:h>
      <text:p text:style-name="P8">Har synpunkter på registret med båtar och dess båtplatser.</text:p>
      <text:h text:style-name="P4" text:outline-level="3">Nationella båtregistret</text:h>
      <text:p text:style-name="P8">En av deras tjänster ska användas för att leta upp uppgifter om båtarna.</text:p>
      <text:h text:style-name="Heading_20_2" text:outline-level="2"><text:soft-page-break/>Liknande/Konkurrerande system</text:h>
      <text:h text:style-name="P4" text:outline-level="3">Mawik Medlemsregister</text:h>
      <text:list xml:id="list5876215783550515234" text:style-name="L1">
        <text:list-item>
          <text:p text:style-name="P7">Gratis.</text:p>
        </text:list-item>
        <text:list-item>
          <text:p text:style-name="P7">Enkelt att hantera medlemsuppgifter.</text:p>
        </text:list-item>
        <text:list-item>
          <text:p text:style-name="P7">Enkelt att hålla koll på avgifter och se vem som har betalat.</text:p>
        </text:list-item>
        <text:list-item>
          <text:p text:style-name="P7">Funktioner för enkel fakturering.</text:p>
        </text:list-item>
        <text:list-item>
          <text:p text:style-name="P7">Finns inget användargränssnitt för medlemmarna. Endast för administrationen.</text:p>
        </text:list-item>
        <text:list-item>
          <text:p text:style-name="P7">Osäkert om det går att koppla upp mot det nationella båtregistrets tjänster.</text:p>
        </text:list-item>
      </text:list>
      <text:p text:style-name="P6"/>
      <text:h text:style-name="Heading_20_2" text:outline-level="2">Baskrav</text:h>
      <text:list xml:id="list5453177266564863693" text:style-name="L3">
        <text:list-item>
          <text:p text:style-name="P9">Systemet ska ha ett enkelt, användarvänligt gränssnitt som medlemmarna förstår.</text:p>
          <text:list>
            <text:list-item>
              <text:p text:style-name="P9">Medlemmarna ska kunna ta del av nyheter från båtklubben.</text:p>
            </text:list-item>
            <text:list-item>
              <text:p text:style-name="P9">Medlemmar ska kunna få förslag och boka båtplatser som passar deras båtar.</text:p>
            </text:list-item>
            <text:list-item>
              <text:p text:style-name="P9">Medlemmarna ska kunna se om de har avgifter att betala och i såna fall betala dessa online.</text:p>
            </text:list-item>
          </text:list>
        </text:list-item>
        <text:list-item>
          <text:p text:style-name="P9">Sekreteraren ska ha ett fullständigt register över medlemmarna och kunna ändra båtplatser åt dem om de vill.</text:p>
        </text:list-item>
        <text:list-item>
          <text:p text:style-name="P9">Kassören ska kunna se vilka som inte har betalat sina avgifter och hur mycket de är skyldig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Henrik Gabrielsson<text:tab/>Iterativ Mjukvaruutveckling<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1-29T08:49:23.12</meta:creation-date>
    <dc:date>2013-12-04T15:46:11.14</dc:date>
    <dc:creator>Henrik Gabrielsson</dc:creator>
    <meta:editing-duration>PT3H32M47S</meta:editing-duration>
    <meta:editing-cycles>116</meta:editing-cycles>
    <meta:generator>OpenOffice/4.0.1$Win32 OpenOffice.org_project/401m5$Build-9714</meta:generator>
    <meta:document-statistic meta:table-count="0" meta:image-count="0" meta:object-count="0" meta:page-count="2" meta:paragraph-count="37" meta:word-count="365" meta:character-count="2349"/>
  </office:meta>
</office:document-meta>
</file>